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300000305CC04A746.png" manifest:media-type="image/png"/>
  <manifest:file-entry manifest:full-path="Pictures/10000201000002A6000000EF057224FF.png" manifest:media-type="image/png"/>
  <manifest:file-entry manifest:full-path="Pictures/1000000000000083000000244D630938.jpg" manifest:media-type="image/jpeg"/>
  <manifest:file-entry manifest:full-path="Pictures/1000000000000087000000249CF063FE.png" manifest:media-type="image/png"/>
  <manifest:file-entry manifest:full-path="Pictures/10000000000000C9000000CA8BD4B732.jpg" manifest:media-type="image/jpeg"/>
  <manifest:file-entry manifest:full-path="Pictures/100002000000000F0000000F16B30F8F.png" manifest:media-type="image/png"/>
  <manifest:file-entry manifest:full-path="Pictures/100000000000008E00000016B4B9BC56.png" manifest:media-type="image/png"/>
  <manifest:file-entry manifest:full-path="Pictures/100000000000008500000028854B7D1B.jpg" manifest:media-type="image/jpeg"/>
  <manifest:file-entry manifest:full-path="Pictures/1000020100000281000000E214195297.png" manifest:media-type="image/png"/>
  <manifest:file-entry manifest:full-path="Pictures/10000000000000A1000000282D0F3376.png" manifest:media-type="image/png"/>
  <manifest:file-entry manifest:full-path="Pictures/10000000000001130000005CB857C9B6.png" manifest:media-type="image/png"/>
  <manifest:file-entry manifest:full-path="Pictures/1000020100000238000000C82485922F.png" manifest:media-type="image/png"/>
  <manifest:file-entry manifest:full-path="Pictures/10000000000000850000002902EE8EC1.jpg" manifest:media-type="image/jpeg"/>
  <manifest:file-entry manifest:full-path="Pictures/100002000000000F0000000DB803AEE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3" style:family="presentation" style:parent-style-name="Title_20_and_20_Content-notes">
      <style:graphic-properties draw:fill-color="#ffffff" fo:min-height="11.43cm"/>
    </style:style>
    <style:style style:name="P1" style:family="paragraph">
      <style:paragraph-properties fo:margin-top="0cm" fo:margin-bottom="0cm" fo:line-height="100%" fo:text-align="start" style:punctuation-wrap="simpl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color="#333399" style:text-line-through-style="none" fo:font-family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se Cases for HIL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13.969cm" svg:height="1.904cm" svg:x="7.62cm" svg:y="0.635cm" presentation:class="title" presentation:user-transformed="true">
          <draw:text-box>
            <text:p text:style-name="P1"><text:span text:style-name="T1">DGI Device Architecture</text:span></text:p>
          </draw:text-box>
        </draw:frame>
        <draw:frame draw:name="Slide Number Placeholder 3" presentation:style-name="pr2" draw:text-style-name="P4" draw:layer="layout" svg:width="0.001cm" svg:height="0.001cm" svg:x="0cm" svg:y="0cm" presentation:class="page-number">
          <draw:text-box>
            <text:p text:style-name="P3"><text:span text:style-name="T2"><text:page-number>&lt;number&gt;</text:page-number></text:span></text:p>
          </draw:text-box>
        </draw:frame>
        <draw:frame draw:style-name="gr1" draw:text-style-name="P5" draw:layer="layout" svg:width="20.371cm" svg:height="15.57cm" svg:x="2.515cm" svg:y="3.48cm" presentation:class="graphic" presentation:user-transformed="true">
          <draw:image xlink:href="Pictures/10000201000003F300000305CC04A746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99" draw:end-color="#ccecff" draw:start-intensity="100%" draw:end-intensity="100%" draw:angle="9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Arial" fo:font-size="2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Arial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Arial" fo:font-size="2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Arial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Arial" fo:font-size="2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simple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simple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Arial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Arial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simple"/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language-asian="en" style:country-asian="US" style:font-style-asian="normal" style:font-weight-asian="normal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color="#000000" style:text-outline="false" style:text-line-through-style="none" fo:font-family="Arial" fo:font-size="44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language-asian="en" style:country-asian="US" style:font-style-asian="normal" style:font-weight-asian="normal" style:font-family-complex="FreeSans" style:font-family-generic-complex="system" style:font-pitch-complex="variable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Arial" fo:font-size="28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simple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simple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Arial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gradient" draw:fill-gradient-name="Gradient_20_7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Only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Defaul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15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Default_20_1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9" style:family="presentation" style:parent-style-name="Default_20_1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20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wo_20_Content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4" style:family="presentation" style:parent-style-name="Two_20_Content-outline1">
      <style:graphic-properties draw:stroke="none" svg:stroke-width="0.026cm" draw:stroke-linejoin="miter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25" style:family="presentation" style:parent-style-name="Two_20_Content-outline1">
      <style:graphic-properties draw:stroke="none" svg:stroke-width="0cm" draw:fill="none" draw:textarea-vertical-align="top" draw:auto-grow-height="false" fo:min-height="11.049cm" fo:padding-top="0.127cm" fo:padding-bottom="0.127cm" fo:padding-left="0.254cm" fo:padding-right="0.254cm" fo:wrap-option="wrap"/>
    </style:style>
    <style:style style:name="Mpr26" style:family="presentation" style:parent-style-name="Two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7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28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top="0cm" fo:margin-bottom="0cm" fo:line-height="100%" fo:text-align="center" style:punctuation-wrap="simple"/>
    </style:style>
    <style:style style:name="MP1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15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333399" style:text-line-through-style="none" fo:font-family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4" style:family="text">
      <style:text-properties fo:color="#00000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000000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color="#8b8b8b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00000000F0000000DB803AEED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00000000F0000000DB803AEED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00000000F0000000F16B30F8F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00000000F0000000DB803AEED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00000000F0000000F16B30F8F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00000000F0000000DB803AEED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00000000F0000000F16B30F8F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2000000000F0000000DB803AEED.png" xlink:type="simple" xlink:show="embed" xlink:actuate="onLoad">
        <style:list-level-properties text:space-before="0.001cm" text:min-label-width="0.952cm" style:vertical-pos="middle" style:vertical-rel="line" fo:width="0.79cm" fo:height="0.79cm"/>
      </text:list-level-style-image>
      <text:list-level-style-image text:level="2" xlink:href="Pictures/100002000000000F0000000F16B30F8F.png" xlink:type="simple" xlink:show="embed" xlink:actuate="onLoad">
        <style:list-level-properties text:space-before="1.271cm" text:min-label-width="0.793cm" style:vertical-pos="middle" style:vertical-rel="line" fo:width="0.677cm" fo:height="0.677cm"/>
      </text:list-level-style-image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19" draw:style-name="Mgr3" draw:text-style-name="MP3" draw:layer="backgroundobjects" drawooo:display="printer" svg:width="22.85cm" svg:height="0.074cm" svg:x="1.27cm" svg:y="2.96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0" draw:style-name="Mgr4" draw:text-style-name="MP3" draw:layer="backgroundobjects" drawooo:display="printer" svg:width="0.681cm" svg:height="1.013cm" svg:x="12.266cm" svg:y="18.031cm">
        <text:p text:style-name="MP4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0" draw:style-name="Mgr5" draw:text-style-name="MP5" draw:layer="backgroundobjects" drawooo:display="printer" svg:width="6.561cm" svg:height="2.31cm" svg:x="0.423cm" svg:y="0.423cm">
        <draw:image xlink:href="Pictures/1000020100000238000000C82485922F.png" xlink:type="simple" xlink:show="embed" xlink:actuate="onLoad">
          <text:p/>
        </draw:image>
      </draw:frame>
      <draw:frame draw:name="Picture 31" draw:style-name="Mgr5" draw:text-style-name="MP5" draw:layer="backgroundobjects" drawooo:display="printer" svg:width="2.323cm" svg:height="2.327cm" svg:x="22.706cm" svg:y="0.423cm">
        <draw:image xlink:href="Pictures/10000000000000C9000000CA8BD4B732.jpg" xlink:type="simple" xlink:show="embed" xlink:actuate="onLoad">
          <text:p/>
        </draw:image>
      </draw:frame>
      <draw:frame draw:name="Picture 8" draw:style-name="Mgr5" draw:text-style-name="MP5" draw:layer="backgroundobjects" svg:width="2.323cm" svg:height="2.327cm" svg:x="22.706cm" svg:y="0.423cm">
        <draw:image xlink:href="Pictures/10000000000000C9000000CA8BD4B732.jpg" xlink:type="simple" xlink:show="embed" xlink:actuate="onLoad">
          <text:p/>
        </draw:image>
      </draw:frame>
      <draw:frame draw:name="Picture 10" draw:style-name="Mgr5" draw:text-style-name="MP5" draw:layer="backgroundobjects" svg:width="3.809cm" svg:height="0.802cm" svg:x="1.94cm" svg:y="16.298cm">
        <draw:image xlink:href="Pictures/100000000000008E00000016B4B9BC56.png" xlink:type="simple" xlink:show="embed" xlink:actuate="onLoad">
          <text:p/>
        </draw:image>
      </draw:frame>
      <draw:frame draw:name="Picture 14" draw:style-name="Mgr5" draw:text-style-name="MP5" draw:layer="backgroundobjects" svg:width="3.275cm" svg:height="0.815cm" svg:x="15.386cm" svg:y="16.298cm">
        <draw:image xlink:href="Pictures/10000000000000A1000000282D0F3376.png" xlink:type="simple" xlink:show="embed" xlink:actuate="onLoad">
          <text:p/>
        </draw:image>
      </draw:frame>
      <draw:frame draw:name="Picture 17" draw:style-name="Mgr5" draw:text-style-name="MP5" draw:layer="backgroundobjects" svg:width="3.046cm" svg:height="0.81cm" svg:x="19.473cm" svg:y="16.298cm">
        <draw:image xlink:href="Pictures/1000000000000087000000249CF063FE.png" xlink:type="simple" xlink:show="embed" xlink:actuate="onLoad">
          <text:p/>
        </draw:image>
      </draw:frame>
      <draw:frame draw:name="Picture 18" draw:style-name="Mgr5" draw:text-style-name="MP5" draw:layer="backgroundobjects" svg:width="3.518cm" svg:height="1.084cm" svg:x="13.203cm" svg:y="17.357cm">
        <draw:image xlink:href="Pictures/10000000000000850000002902EE8EC1.jpg" xlink:type="simple" xlink:show="embed" xlink:actuate="onLoad">
          <text:p/>
        </draw:image>
      </draw:frame>
      <draw:frame draw:name="Picture 19" draw:style-name="Mgr5" draw:text-style-name="MP5" draw:layer="backgroundobjects" svg:width="3.518cm" svg:height="1.057cm" svg:x="8.678cm" svg:y="17.357cm">
        <draw:image xlink:href="Pictures/100000000000008500000028854B7D1B.jpg" xlink:type="simple" xlink:show="embed" xlink:actuate="onLoad">
          <text:p/>
        </draw:image>
      </draw:frame>
      <draw:frame draw:name="Picture 20" draw:style-name="Mgr5" draw:text-style-name="MP5" draw:layer="backgroundobjects" svg:width="3.553cm" svg:height="0.81cm" svg:x="6.482cm" svg:y="16.254cm">
        <draw:image xlink:href="Pictures/1000000000000083000000244D630938.jpg" xlink:type="simple" xlink:show="embed" xlink:actuate="onLoad">
          <text:p/>
        </draw:image>
      </draw:frame>
      <draw:frame draw:name="Picture 22" draw:style-name="Mgr5" draw:text-style-name="MP5" draw:layer="backgroundobjects" svg:width="3.174cm" svg:height="1.066cm" svg:x="11.43cm" svg:y="16.087cm">
        <draw:image xlink:href="Pictures/10000000000001130000005CB857C9B6.png" xlink:type="simple" xlink:show="embed" xlink:actuate="onLoad">
          <text:p/>
        </draw:image>
      </draw:frame>
      <draw:frame draw:name="Picture 23" draw:style-name="Mgr5" draw:text-style-name="MP5" draw:layer="backgroundobjects" svg:width="7.407cm" svg:height="2.61cm" svg:x="0.423cm" svg:y="0.423cm">
        <draw:image xlink:href="Pictures/1000020100000281000000E214195297.png" xlink:type="simple" xlink:show="embed" xlink:actuate="onLoad">
          <text:p/>
        </draw:image>
      </draw:frame>
      <draw:frame draw:name="Rectangle 2" presentation:style-name="Mpr1" draw:text-style-name="MP3" draw:layer="backgroundobjects" svg:width="21.589cm" svg:height="4.082cm" svg:x="1.905cm" svg:y="5.918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Rectangle 4" presentation:style-name="Mpr2" draw:text-style-name="MP7" draw:layer="backgroundobjects" svg:width="0.001cm" svg:height="0.001cm" svg:x="0cm" svg:y="0cm" presentation:class="date-time">
        <draw:text-box>
          <text:p/>
        </draw:text-box>
      </draw:frame>
      <draw:frame draw:name="Rectangle 5" presentation:style-name="Mpr2" draw:text-style-name="MP7" draw:layer="backgroundobjects" svg:width="0.001cm" svg:height="0.001cm" svg:x="0cm" svg:y="0cm" presentation:class="footer">
        <draw:text-box>
          <text:p/>
        </draw:text-box>
      </draw:frame>
      <draw:frame draw:name="Rectangle 14" presentation:style-name="Mpr2" draw:text-style-name="MP7" draw:layer="backgroundobjects" svg:width="0.001cm" svg:height="0.001cm" svg:x="0cm" svg:y="0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9" draw:style-name="Mgr3" draw:text-style-name="MP3" draw:layer="backgroundobjects" svg:width="22.85cm" svg:height="0.074cm" svg:x="1.27cm" svg:y="2.96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0" draw:style-name="Mgr4" draw:text-style-name="MP3" draw:layer="backgroundobjects" svg:width="0.681cm" svg:height="1.013cm" svg:x="12.266cm" svg:y="18.031cm">
        <text:p text:style-name="MP4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0" draw:style-name="Mgr5" draw:text-style-name="MP5" draw:layer="backgroundobjects" svg:width="6.561cm" svg:height="2.31cm" svg:x="0.423cm" svg:y="0.423cm">
        <draw:image xlink:href="Pictures/1000020100000238000000C82485922F.png" xlink:type="simple" xlink:show="embed" xlink:actuate="onLoad">
          <text:p/>
        </draw:image>
      </draw:frame>
      <draw:frame draw:name="Picture 31" draw:style-name="Mgr5" draw:text-style-name="MP5" draw:layer="backgroundobjects" svg:width="2.323cm" svg:height="2.327cm" svg:x="22.706cm" svg:y="0.423cm">
        <draw:image xlink:href="Pictures/10000000000000C9000000CA8BD4B732.jpg" xlink:type="simple" xlink:show="embed" xlink:actuate="onLoad">
          <text:p/>
        </draw:image>
      </draw:frame>
      <draw:frame draw:name="Title 1" presentation:style-name="Mpr5" draw:text-style-name="MP3" draw:layer="backgroundobjects" svg:width="13.969cm" svg:height="1.904cm" svg:x="7.62cm" svg:y="0.635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Content Placeholder 2" presentation:style-name="Mpr6" draw:text-style-name="MP3" draw:layer="backgroundobjects" svg:width="22.859cm" svg:height="12.783cm" svg:x="1.27cm" svg:y="4.233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2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7" draw:layer="backgroundobjects" svg:width="0.001cm" svg:height="0.001cm" svg:x="0cm" svg:y="0cm" presentation:class="date-time">
        <draw:text-box>
          <text:p/>
        </draw:text-box>
      </draw:frame>
      <draw:frame draw:name="Rectangle 5" presentation:style-name="Mpr7" draw:text-style-name="MP7" draw:layer="backgroundobjects" svg:width="0.001cm" svg:height="0.001cm" svg:x="0cm" svg:y="0cm" presentation:class="footer">
        <draw:text-box>
          <text:p/>
        </draw:text-box>
      </draw:frame>
      <draw:frame draw:name="Rectangle 6" presentation:style-name="Mpr7" draw:text-style-name="MP7" draw:layer="backgroundobjects" svg:width="0.001cm" svg:height="0.001cm" svg:x="0cm" svg:y="0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19" draw:style-name="Mgr3" draw:text-style-name="MP3" draw:layer="backgroundobjects" svg:width="22.85cm" svg:height="0.074cm" svg:x="1.27cm" svg:y="2.96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0" draw:style-name="Mgr4" draw:text-style-name="MP3" draw:layer="backgroundobjects" svg:width="0.681cm" svg:height="1.013cm" svg:x="12.266cm" svg:y="18.031cm">
        <text:p text:style-name="MP4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0" draw:style-name="Mgr5" draw:text-style-name="MP5" draw:layer="backgroundobjects" svg:width="6.561cm" svg:height="2.31cm" svg:x="0.423cm" svg:y="0.423cm">
        <draw:image xlink:href="Pictures/1000020100000238000000C82485922F.png" xlink:type="simple" xlink:show="embed" xlink:actuate="onLoad">
          <text:p/>
        </draw:image>
      </draw:frame>
      <draw:frame draw:name="Picture 31" draw:style-name="Mgr5" draw:text-style-name="MP5" draw:layer="backgroundobjects" svg:width="2.323cm" svg:height="2.327cm" svg:x="22.706cm" svg:y="0.423cm">
        <draw:image xlink:href="Pictures/10000000000000C9000000CA8BD4B732.jpg" xlink:type="simple" xlink:show="embed" xlink:actuate="onLoad">
          <text:p/>
        </draw:image>
      </draw:frame>
      <draw:frame draw:name="Title 1" presentation:style-name="Mpr10" draw:text-style-name="MP3" draw:layer="backgroundobjects" svg:width="13.969cm" svg:height="1.904cm" svg:x="7.62cm" svg:y="0.635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Rectangle 4" presentation:style-name="Mpr11" draw:text-style-name="MP7" draw:layer="backgroundobjects" svg:width="0.001cm" svg:height="0.001cm" svg:x="0cm" svg:y="0cm" presentation:class="date-time">
        <draw:text-box>
          <text:p/>
        </draw:text-box>
      </draw:frame>
      <draw:frame draw:name="Rectangle 5" presentation:style-name="Mpr11" draw:text-style-name="MP7" draw:layer="backgroundobjects" svg:width="0.001cm" svg:height="0.001cm" svg:x="0cm" svg:y="0cm" presentation:class="footer">
        <draw:text-box>
          <text:p/>
        </draw:text-box>
      </draw:frame>
      <draw:frame draw:name="Rectangle 6" presentation:style-name="Mpr11" draw:text-style-name="MP7" draw:layer="backgroundobjects" svg:width="0.001cm" svg:height="0.001cm" svg:x="0cm" svg:y="0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Title_20_Only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7" draw:style-name="Mgr5" draw:text-style-name="MP5" draw:layer="backgroundobjects" svg:width="7.831cm" svg:height="2.759cm" svg:x="0.635cm" svg:y="0.423cm">
        <draw:image xlink:href="Pictures/10000201000002A6000000EF057224FF.png" xlink:type="simple" xlink:show="embed" xlink:actuate="onLoad">
          <text:p/>
        </draw:image>
      </draw:frame>
      <draw:frame draw:name="Title 1" presentation:style-name="Mpr14" draw:text-style-name="MP3" draw:layer="backgroundobjects" svg:width="21.589cm" svg:height="4.082cm" svg:x="1.905cm" svg:y="5.918cm" presentation:class="title" presentation:user-transformed="true">
        <draw:text-box>
          <text:p text:style-name="MP13"><text:span text:style-name="MT8">Click to edit the title text formatClick to edit Master title style</text:span></text:p>
        </draw:text-box>
      </draw:frame>
      <draw:frame draw:name="Rectangle 4" presentation:style-name="Mpr15" draw:text-style-name="MP7" draw:layer="backgroundobjects" svg:width="0.001cm" svg:height="0.001cm" svg:x="0cm" svg:y="0cm" presentation:class="date-time">
        <draw:text-box>
          <text:p/>
        </draw:text-box>
      </draw:frame>
      <draw:frame draw:name="Rectangle 5" presentation:style-name="Mpr15" draw:text-style-name="MP7" draw:layer="backgroundobjects" svg:width="0.001cm" svg:height="0.001cm" svg:x="0cm" svg:y="0cm" presentation:class="footer">
        <draw:text-box>
          <text:p/>
        </draw:text-box>
      </draw:frame>
      <draw:frame draw:name="Rectangle 6" presentation:style-name="Mpr15" draw:text-style-name="MP7" draw:layer="backgroundobjects" svg:width="0.001cm" svg:height="0.001cm" svg:x="0cm" svg:y="0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18" draw:text-style-name="MP3" draw:layer="backgroundobjects" svg:width="22.859cm" svg:height="3.174cm" svg:x="1.27cm" svg:y="0.763cm" presentation:class="title" presentation:user-transformed="true">
        <draw:text-box>
          <text:p text:style-name="MP14"><text:span text:style-name="MT9">Click to edit the title text formatClick to edit Master title style</text:span></text:p>
        </draw:text-box>
      </draw:frame>
      <draw:frame draw:name="Content Placeholder 2" presentation:style-name="Mpr19" draw:text-style-name="MP3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5"><text:span text:style-name="MT10">Seventh Outline LevelClick to edit Master text styles</text:span></text:p>
            </text:list-item>
          </text:list>
          <text:list text:style-name="ML11">
            <text:list-item>
              <text:list>
                <text:list-item>
                  <text:p text:style-name="MP16"><text:span text:style-name="MT11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p text:style-name="MP12"><text:span text:style-name="MT12">Third level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2"><text:span text:style-name="MT13">Fourth level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3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" draw:text-style-name="MP7" draw:layer="backgroundobjects" svg:width="0.001cm" svg:height="0.001cm" svg:x="0cm" svg:y="0cm" presentation:class="date-time">
        <draw:text-box>
          <text:p text:style-name="MP8"><text:span text:style-name="MT14"><text:date style:data-style-name="D1" text:date-value="2012-10-23">10/23/12</text:date></text:span></text:p>
        </draw:text-box>
      </draw:frame>
      <draw:frame draw:name="Footer Placeholder 4" presentation:style-name="Mpr20" draw:text-style-name="MP7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20" draw:text-style-name="MP7" draw:layer="backgroundobjects" svg:width="0.001cm" svg:height="0.001cm" svg:x="0cm" svg:y="0cm" presentation:class="page-number">
        <draw:text-box>
          <text:p text:style-name="MP8"><text:span text:style-name="MT14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19" draw:style-name="Mgr3" draw:text-style-name="MP3" draw:layer="backgroundobjects" svg:width="22.85cm" svg:height="0.074cm" svg:x="1.27cm" svg:y="2.96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0" draw:style-name="Mgr4" draw:text-style-name="MP3" draw:layer="backgroundobjects" svg:width="0.681cm" svg:height="1.013cm" svg:x="12.266cm" svg:y="18.031cm">
        <text:p text:style-name="MP4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0" draw:style-name="Mgr5" draw:text-style-name="MP5" draw:layer="backgroundobjects" svg:width="6.561cm" svg:height="2.31cm" svg:x="0.423cm" svg:y="0.423cm">
        <draw:image xlink:href="Pictures/1000020100000238000000C82485922F.png" xlink:type="simple" xlink:show="embed" xlink:actuate="onLoad">
          <text:p/>
        </draw:image>
      </draw:frame>
      <draw:frame draw:name="Picture 31" draw:style-name="Mgr5" draw:text-style-name="MP5" draw:layer="backgroundobjects" svg:width="2.323cm" svg:height="2.327cm" svg:x="22.706cm" svg:y="0.423cm">
        <draw:image xlink:href="Pictures/10000000000000C9000000CA8BD4B732.jpg" xlink:type="simple" xlink:show="embed" xlink:actuate="onLoad">
          <text:p/>
        </draw:image>
      </draw:frame>
      <draw:frame draw:name="Title 1" presentation:style-name="Mpr23" draw:text-style-name="MP3" draw:layer="backgroundobjects" svg:width="13.969cm" svg:height="1.904cm" svg:x="7.62cm" svg:y="0.635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Content Placeholder 2" presentation:style-name="Mpr24" draw:text-style-name="MP3" draw:layer="backgroundobjects" svg:width="11.217cm" svg:height="12.783cm" svg:x="1.27cm" svg:y="4.233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2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2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5" draw:text-style-name="MP3" draw:layer="backgroundobjects" svg:width="11.217cm" svg:height="12.783cm" svg:x="12.912cm" svg:y="4.233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2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2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2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26" draw:text-style-name="MP7" draw:layer="backgroundobjects" svg:width="0.001cm" svg:height="0.001cm" svg:x="0cm" svg:y="0cm" presentation:class="date-time">
        <draw:text-box>
          <text:p/>
        </draw:text-box>
      </draw:frame>
      <draw:frame draw:name="Rectangle 5" presentation:style-name="Mpr26" draw:text-style-name="MP7" draw:layer="backgroundobjects" svg:width="0.001cm" svg:height="0.001cm" svg:x="0cm" svg:y="0cm" presentation:class="footer">
        <draw:text-box>
          <text:p/>
        </draw:text-box>
      </draw:frame>
      <draw:frame draw:name="Rectangle 6" presentation:style-name="Mpr26" draw:text-style-name="MP7" draw:layer="backgroundobjects" svg:width="0.001cm" svg:height="0.001cm" svg:x="0cm" svg:y="0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23T14:08:32</dc:date>
    <dc:creator>Michael Catanzaro</dc:creator>
    <meta:generator>LibreOffice/3.5$Linux_X86_64 LibreOffice_project/350m1$Build-403</meta:generator>
    <meta:editing-duration>PT7M55S</meta:editing-duration>
    <meta:editing-cycles>4</meta:editing-cycles>
    <meta:document-statistic meta:object-count="108"/>
  </office:meta>
</office:document-meta>
</file>